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max</text:p>
          </table:table-cell>
          <table:table-cell table:style-name="ce1" office:value-type="float" office:value="128000" calcext:value-type="float">
            <text:p>1,28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</text:p>
          </table:table-cell>
          <table:table-cell office:value-type="float" office:value="1.458" calcext:value-type="float">
            <text:p>1,45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 km/h</text:p>
          </table:table-cell>
          <table:table-cell office:value-type="string" calcext:value-type="string">
            <text:p>v m/s</text:p>
          </table:table-cell>
          <table:table-cell office:value-type="string" calcext:value-type="string">
            <text:p>F=k*v^2</text:p>
          </table:table-cell>
          <table:table-cell/>
          <table:table-cell office:value-type="string" calcext:value-type="string">
            <text:p>P [W]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]/3.6" office:value-type="float" office:value="0" calcext:value-type="float">
            <text:p>0</text:p>
          </table:table-cell>
          <table:table-cell table:formula="of:=[.$B$2]*[.B6]*[.B6]" office:value-type="float" office:value="0" calcext:value-type="float">
            <text:p>0</text:p>
          </table:table-cell>
          <table:table-cell/>
          <table:table-cell table:formula="of:=[.$B$2]*[.B6]^3" office:value-type="float" office:value="0" calcext:value-type="float">
            <text:p>0</text:p>
          </table:table-cell>
          <table:table-cell table:formula="of:=[.E6]/10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]/3.6" office:value-type="float" office:value="2.77777777777778" calcext:value-type="float">
            <text:p>2,77777777777778</text:p>
          </table:table-cell>
          <table:table-cell table:formula="of:=[.$B$2]*[.B7]*[.B7]" office:value-type="float" office:value="11.25" calcext:value-type="float">
            <text:p>11,25</text:p>
          </table:table-cell>
          <table:table-cell/>
          <table:table-cell table:formula="of:=[.$B$2]*[.B7]^3" office:value-type="float" office:value="31.25" calcext:value-type="float">
            <text:p>31,25</text:p>
          </table:table-cell>
          <table:table-cell table:formula="of:=[.E7]/1000" office:value-type="float" office:value="0.03125" calcext:value-type="float">
            <text:p>0,031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3.6" office:value-type="float" office:value="5.55555555555556" calcext:value-type="float">
            <text:p>5,55555555555556</text:p>
          </table:table-cell>
          <table:table-cell table:formula="of:=[.$B$2]*[.B8]*[.B8]" office:value-type="float" office:value="45" calcext:value-type="float">
            <text:p>45</text:p>
          </table:table-cell>
          <table:table-cell/>
          <table:table-cell table:formula="of:=[.$B$2]*[.B8]^3" office:value-type="float" office:value="250" calcext:value-type="float">
            <text:p>250</text:p>
          </table:table-cell>
          <table:table-cell table:formula="of:=[.E8]/1000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/3.6" office:value-type="float" office:value="13.8888888888889" calcext:value-type="float">
            <text:p>13,8888888888889</text:p>
          </table:table-cell>
          <table:table-cell table:formula="of:=[.$B$2]*[.B9]*[.B9]" office:value-type="float" office:value="281.25" calcext:value-type="float">
            <text:p>281,25</text:p>
          </table:table-cell>
          <table:table-cell/>
          <table:table-cell table:formula="of:=[.$B$2]*[.B9]^3" office:value-type="float" office:value="3906.25" calcext:value-type="float">
            <text:p>3906,25</text:p>
          </table:table-cell>
          <table:table-cell table:formula="of:=[.E9]/1000" office:value-type="float" office:value="3.90625" calcext:value-type="float">
            <text:p>3,906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/3.6" office:value-type="float" office:value="22.2222222222222" calcext:value-type="float">
            <text:p>22,2222222222222</text:p>
          </table:table-cell>
          <table:table-cell table:formula="of:=[.$B$2]*[.B10]*[.B10]" office:value-type="float" office:value="720" calcext:value-type="float">
            <text:p>720</text:p>
          </table:table-cell>
          <table:table-cell/>
          <table:table-cell table:formula="of:=[.$B$2]*[.B10]^3" office:value-type="float" office:value="16000" calcext:value-type="float">
            <text:p>16000</text:p>
          </table:table-cell>
          <table:table-cell table:formula="of:=[.E10]/1000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/3.6" office:value-type="float" office:value="27.7777777777778" calcext:value-type="float">
            <text:p>27,7777777777778</text:p>
          </table:table-cell>
          <table:table-cell table:formula="of:=[.$B$2]*[.B11]*[.B11]" office:value-type="float" office:value="1125" calcext:value-type="float">
            <text:p>1125</text:p>
          </table:table-cell>
          <table:table-cell/>
          <table:table-cell table:formula="of:=[.$B$2]*[.B11]^3" office:value-type="float" office:value="31250" calcext:value-type="float">
            <text:p>31250</text:p>
          </table:table-cell>
          <table:table-cell table:formula="of:=[.E11]/1000" office:value-type="float" office:value="31.25" calcext:value-type="float">
            <text:p>31,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]/3.6" office:value-type="float" office:value="33.3333333333333" calcext:value-type="float">
            <text:p>33,3333333333333</text:p>
          </table:table-cell>
          <table:table-cell table:formula="of:=[.$B$2]*[.B12]*[.B12]" office:value-type="float" office:value="1620" calcext:value-type="float">
            <text:p>1620</text:p>
          </table:table-cell>
          <table:table-cell/>
          <table:table-cell table:formula="of:=[.$B$2]*[.B12]^3" office:value-type="float" office:value="54000" calcext:value-type="float">
            <text:p>54000</text:p>
          </table:table-cell>
          <table:table-cell table:formula="of:=[.E12]/1000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3]/3.6" office:value-type="float" office:value="44.4444444444444" calcext:value-type="float">
            <text:p>44,4444444444444</text:p>
          </table:table-cell>
          <table:table-cell table:formula="of:=[.$B$2]*[.B13]*[.B13]" office:value-type="float" office:value="2880" calcext:value-type="float">
            <text:p>2880</text:p>
          </table:table-cell>
          <table:table-cell/>
          <table:table-cell table:formula="of:=[.$B$2]*[.B13]^3" office:value-type="float" office:value="128000" calcext:value-type="float">
            <text:p>128000</text:p>
          </table:table-cell>
          <table:table-cell table:formula="of:=[.E13]/1000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tka?</text:p>
          </table:table-cell>
          <table:table-cell/>
          <table:table-cell office:value-type="string" calcext:value-type="string">
            <text:p>P[W]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formula="of:=0.2*2000*9.81" office:value-type="float" office:value="3924" calcext:value-type="float">
            <text:p>3924</text:p>
          </table:table-cell>
          <table:table-cell office:value-type="string" calcext:value-type="string">
            <text:p>N</text:p>
          </table:table-cell>
          <table:table-cell table:formula="of:=[.$A$16]*[.B6]" office:value-type="float" office:value="0" calcext:value-type="float">
            <text:p>0</text:p>
          </table:table-cell>
          <table:table-cell table:formula="of:=[.C16]/1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table:formula="of:=[.$A$16]*[.B7]" office:value-type="float" office:value="10900" calcext:value-type="float">
            <text:p>10900</text:p>
          </table:table-cell>
          <table:table-cell table:formula="of:=[.C17]/1000" office:value-type="float" office:value="10.9" calcext:value-type="float">
            <text:p>10,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8]" office:value-type="float" office:value="21800" calcext:value-type="float">
            <text:p>21800</text:p>
          </table:table-cell>
          <table:table-cell table:formula="of:=[.C18]/1000" office:value-type="float" office:value="21.8" calcext:value-type="float">
            <text:p>21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9]" office:value-type="float" office:value="54500" calcext:value-type="float">
            <text:p>54500</text:p>
          </table:table-cell>
          <table:table-cell table:formula="of:=[.C19]/1000" office:value-type="float" office:value="54.5" calcext:value-type="float">
            <text:p>54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10]" office:value-type="float" office:value="87200" calcext:value-type="float">
            <text:p>87200</text:p>
          </table:table-cell>
          <table:table-cell table:formula="of:=[.C20]/1000" office:value-type="float" office:value="87.2" calcext:value-type="float">
            <text:p>87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11]" office:value-type="float" office:value="109000" calcext:value-type="float">
            <text:p>109000</text:p>
          </table:table-cell>
          <table:table-cell table:formula="of:=[.C21]/1000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12]" office:value-type="float" office:value="130800" calcext:value-type="float">
            <text:p>130800</text:p>
          </table:table-cell>
          <table:table-cell table:formula="of:=[.C22]/1000" office:value-type="float" office:value="130.8" calcext:value-type="float">
            <text:p>130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$A$16]*[.B13]" office:value-type="float" office:value="174400" calcext:value-type="float">
            <text:p>174400</text:p>
          </table:table-cell>
          <table:table-cell table:formula="of:=[.C23]/1000" office:value-type="float" office:value="174.4" calcext:value-type="float">
            <text:p>174,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50*log10</text:p>
          </table:table-cell>
        </table:table-row>
        <table:table-row table:style-name="ro1">
          <table:table-cell office:value-type="string" calcext:value-type="string">
            <text:p>Ek(100 km/h)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E26]+1" office:value-type="float" office:value="1" calcext:value-type="float">
            <text:p>1</text:p>
          </table:table-cell>
          <table:table-cell table:formula="of:=50*LOG10([.F26])" office:value-type="float" office:value="0" calcext:value-type="float">
            <text:p>0</text:p>
          </table:table-cell>
        </table:table-row>
        <table:table-row table:style-name="ro1">
          <table:table-cell table:formula="of:=0.5*2000*[.B11]*[.B11]" office:value-type="float" office:value="771604.938271605" calcext:value-type="float">
            <text:p>771604,938271605</text:p>
          </table:table-cell>
          <table:table-cell table:formula="of:=[.A27]/10.4" office:value-type="float" office:value="74192.7825261159" calcext:value-type="float">
            <text:p>74192,7825261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27]+1" office:value-type="float" office:value="2" calcext:value-type="float">
            <text:p>2</text:p>
          </table:table-cell>
          <table:table-cell table:formula="of:=50*LOG10([.F27])" office:value-type="float" office:value="15.0514997831991" calcext:value-type="float">
            <text:p>15,051499783199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28]+1" office:value-type="float" office:value="3" calcext:value-type="float">
            <text:p>3</text:p>
          </table:table-cell>
          <table:table-cell table:formula="of:=50*LOG10([.F28])" office:value-type="float" office:value="23.8560627359831" calcext:value-type="float">
            <text:p>23,856062735983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29]+1" office:value-type="float" office:value="4" calcext:value-type="float">
            <text:p>4</text:p>
          </table:table-cell>
          <table:table-cell table:formula="of:=50*LOG10([.F29])" office:value-type="float" office:value="30.1029995663981" calcext:value-type="float">
            <text:p>30,102999566398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30]+1" office:value-type="float" office:value="5" calcext:value-type="float">
            <text:p>5</text:p>
          </table:table-cell>
          <table:table-cell table:formula="of:=50*LOG10([.F30])" office:value-type="float" office:value="34.9485002168009" calcext:value-type="float">
            <text:p>34,948500216800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31]+1" office:value-type="float" office:value="6" calcext:value-type="float">
            <text:p>6</text:p>
          </table:table-cell>
          <table:table-cell table:formula="of:=50*LOG10([.F31])" office:value-type="float" office:value="38.9075625191822" calcext:value-type="float">
            <text:p>38,907562519182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32]+1" office:value-type="float" office:value="7" calcext:value-type="float">
            <text:p>7</text:p>
          </table:table-cell>
          <table:table-cell table:formula="of:=50*LOG10([.F32])" office:value-type="float" office:value="42.2549020007128" calcext:value-type="float">
            <text:p>42,2549020007128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33]+1" office:value-type="float" office:value="8" calcext:value-type="float">
            <text:p>8</text:p>
          </table:table-cell>
          <table:table-cell table:formula="of:=50*LOG10([.F33])" office:value-type="float" office:value="45.1544993495972" calcext:value-type="float">
            <text:p>45,154499349597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34]+1" office:value-type="float" office:value="9" calcext:value-type="float">
            <text:p>9</text:p>
          </table:table-cell>
          <table:table-cell table:formula="of:=50*LOG10([.F34])" office:value-type="float" office:value="47.7121254719662" calcext:value-type="float">
            <text:p>47,712125471966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35]+1" office:value-type="float" office:value="10" calcext:value-type="float">
            <text:p>10</text:p>
          </table:table-cell>
          <table:table-cell table:formula="of:=50*LOG10([.F35])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36]+1" office:value-type="float" office:value="11" calcext:value-type="float">
            <text:p>11</text:p>
          </table:table-cell>
          <table:table-cell table:formula="of:=50*LOG10([.F36])" office:value-type="float" office:value="52.0696342579113" calcext:value-type="float">
            <text:p>52,0696342579113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37]+1" office:value-type="float" office:value="12" calcext:value-type="float">
            <text:p>12</text:p>
          </table:table-cell>
          <table:table-cell table:formula="of:=50*LOG10([.F37])" office:value-type="float" office:value="53.9590623023812" calcext:value-type="float">
            <text:p>53,959062302381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38]+1" office:value-type="float" office:value="13" calcext:value-type="float">
            <text:p>13</text:p>
          </table:table-cell>
          <table:table-cell table:formula="of:=50*LOG10([.F38])" office:value-type="float" office:value="55.6971676153418" calcext:value-type="float">
            <text:p>55,6971676153418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39]+1" office:value-type="float" office:value="14" calcext:value-type="float">
            <text:p>14</text:p>
          </table:table-cell>
          <table:table-cell table:formula="of:=50*LOG10([.F39])" office:value-type="float" office:value="57.3064017839119" calcext:value-type="float">
            <text:p>57,306401783911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40]+1" office:value-type="float" office:value="15" calcext:value-type="float">
            <text:p>15</text:p>
          </table:table-cell>
          <table:table-cell table:formula="of:=50*LOG10([.F40])" office:value-type="float" office:value="58.8045629527841" calcext:value-type="float">
            <text:p>58,804562952784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41]+1" office:value-type="float" office:value="16" calcext:value-type="float">
            <text:p>16</text:p>
          </table:table-cell>
          <table:table-cell table:formula="of:=50*LOG10([.F41])" office:value-type="float" office:value="60.2059991327962" calcext:value-type="float">
            <text:p>60,2059991327962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42]+1" office:value-type="float" office:value="17" calcext:value-type="float">
            <text:p>17</text:p>
          </table:table-cell>
          <table:table-cell table:formula="of:=50*LOG10([.F42])" office:value-type="float" office:value="61.5224460689137" calcext:value-type="float">
            <text:p>61,5224460689137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43]+1" office:value-type="float" office:value="18" calcext:value-type="float">
            <text:p>18</text:p>
          </table:table-cell>
          <table:table-cell table:formula="of:=50*LOG10([.F43])" office:value-type="float" office:value="62.7636252551653" calcext:value-type="float">
            <text:p>62,763625255165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44]+1" office:value-type="float" office:value="19" calcext:value-type="float">
            <text:p>19</text:p>
          </table:table-cell>
          <table:table-cell table:formula="of:=50*LOG10([.F44])" office:value-type="float" office:value="63.9376800476414" calcext:value-type="float">
            <text:p>63,9376800476414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45]+1" office:value-type="float" office:value="20" calcext:value-type="float">
            <text:p>20</text:p>
          </table:table-cell>
          <table:table-cell table:formula="of:=50*LOG10([.F45])" office:value-type="float" office:value="65.0514997831991" calcext:value-type="float">
            <text:p>65,051499783199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46]+1" office:value-type="float" office:value="21" calcext:value-type="float">
            <text:p>21</text:p>
          </table:table-cell>
          <table:table-cell table:formula="of:=50*LOG10([.F46])" office:value-type="float" office:value="66.110964736696" calcext:value-type="float">
            <text:p>66,110964736696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47]+1" office:value-type="float" office:value="22" calcext:value-type="float">
            <text:p>22</text:p>
          </table:table-cell>
          <table:table-cell table:formula="of:=50*LOG10([.F47])" office:value-type="float" office:value="67.1211340411103" calcext:value-type="float">
            <text:p>67,121134041110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E48]+1" office:value-type="float" office:value="23" calcext:value-type="float">
            <text:p>23</text:p>
          </table:table-cell>
          <table:table-cell table:formula="of:=50*LOG10([.F48])" office:value-type="float" office:value="68.0863918008796" calcext:value-type="float">
            <text:p>68,0863918008796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49]+1" office:value-type="float" office:value="24" calcext:value-type="float">
            <text:p>24</text:p>
          </table:table-cell>
          <table:table-cell table:formula="of:=50*LOG10([.F49])" office:value-type="float" office:value="69.0105620855803" calcext:value-type="float">
            <text:p>69,0105620855803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[.E50]+1" office:value-type="float" office:value="90" calcext:value-type="float">
            <text:p>90</text:p>
          </table:table-cell>
          <table:table-cell table:formula="of:=50*LOG10([.F50])" office:value-type="float" office:value="97.7121254719662" calcext:value-type="float">
            <text:p>97,7121254719662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E51]+1" office:value-type="float" office:value="91" calcext:value-type="float">
            <text:p>91</text:p>
          </table:table-cell>
          <table:table-cell table:formula="of:=50*LOG10([.F51])" office:value-type="float" office:value="97.9520696160547" calcext:value-type="float">
            <text:p>97,9520696160547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[.E52]+1" office:value-type="float" office:value="92" calcext:value-type="float">
            <text:p>92</text:p>
          </table:table-cell>
          <table:table-cell table:formula="of:=50*LOG10([.F52])" office:value-type="float" office:value="98.1893913672778" calcext:value-type="float">
            <text:p>98,1893913672778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[.E53]+1" office:value-type="float" office:value="93" calcext:value-type="float">
            <text:p>93</text:p>
          </table:table-cell>
          <table:table-cell table:formula="of:=50*LOG10([.F53])" office:value-type="float" office:value="98.4241474276968" calcext:value-type="float">
            <text:p>98,4241474276968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[.E54]+1" office:value-type="float" office:value="94" calcext:value-type="float">
            <text:p>94</text:p>
          </table:table-cell>
          <table:table-cell table:formula="of:=50*LOG10([.F54])" office:value-type="float" office:value="98.6563926799849" calcext:value-type="float">
            <text:p>98,6563926799849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[.E55]+1" office:value-type="float" office:value="95" calcext:value-type="float">
            <text:p>95</text:p>
          </table:table-cell>
          <table:table-cell table:formula="of:=50*LOG10([.F55])" office:value-type="float" office:value="98.8861802644424" calcext:value-type="float">
            <text:p>98,8861802644424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[.E56]+1" office:value-type="float" office:value="96" calcext:value-type="float">
            <text:p>96</text:p>
          </table:table-cell>
          <table:table-cell table:formula="of:=50*LOG10([.F56])" office:value-type="float" office:value="99.1135616519784" calcext:value-type="float">
            <text:p>99,1135616519784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[.E57]+1" office:value-type="float" office:value="97" calcext:value-type="float">
            <text:p>97</text:p>
          </table:table-cell>
          <table:table-cell table:formula="of:=50*LOG10([.F57])" office:value-type="float" office:value="99.3385867133122" calcext:value-type="float">
            <text:p>99,3385867133122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[.E58]+1" office:value-type="float" office:value="98" calcext:value-type="float">
            <text:p>98</text:p>
          </table:table-cell>
          <table:table-cell table:formula="of:=50*LOG10([.F58])" office:value-type="float" office:value="99.5613037846247" calcext:value-type="float">
            <text:p>99,5613037846247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[.E59]+1" office:value-type="float" office:value="99" calcext:value-type="float">
            <text:p>99</text:p>
          </table:table-cell>
          <table:table-cell table:formula="of:=50*LOG10([.F59])" office:value-type="float" office:value="99.7817597298775" calcext:value-type="float">
            <text:p>99,7817597298775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[.E60]+1" office:value-type="float" office:value="100" calcext:value-type="float">
            <text:p>100</text:p>
          </table:table-cell>
          <table:table-cell table:formula="of:=50*LOG10([.F60]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E61]+1" office:value-type="float" office:value="101" calcext:value-type="float">
            <text:p>101</text:p>
          </table:table-cell>
          <table:table-cell table:formula="of:=50*LOG10([.F61])" office:value-type="float" office:value="100.216068689132" calcext:value-type="float">
            <text:p>100,216068689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 style:data-style-name="N2" text:time-value="18:08:13.7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9:42:44.114000000</meta:creation-date>
    <dc:date>2022-06-09T21:12:49.048000000</dc:date>
    <meta:editing-duration>PT44M11S</meta:editing-duration>
    <meta:editing-cycles>3</meta:editing-cycles>
    <meta:generator>LibreOffice/7.2.7.2$Windows_X86_64 LibreOffice_project/8d71d29d553c0f7dcbfa38fbfda25ee34cce99a2</meta:generator>
    <meta:document-statistic meta:table-count="1" meta:cell-count="184" meta:object-count="0"/>
  </office:meta>
</office:document-meta>
</file>